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4"/>
    <style:style style:name="P4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F 1.1 Registrera serviceärende</text:h>
      <text:p text:style-name="P2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37323084" text:style-name="L3">
        <text:list-item>
          <text:p text:style-name="P1">Kund ringer till företaget eller anländer till platsen</text:p>
        </text:list-item>
        <text:list-item>
          <text:p text:style-name="P1">Servicebokare öppnar systemets kalender</text:p>
        </text:list-item>
        <text:list-item>
          <text:p text:style-name="P1">Systemet presenterar lediga tider för service</text:p>
        </text:list-item>
        <text:list-item>
          <text:p text:style-name="P1">Servicebokare väljer passlig tid</text:p>
        </text:list-item>
        <text:list-item>
          <text:p text:style-name="P1">Systemet begär kundnamn, register nummer och beskrivning för vad som skall åtgärdas</text:p>
        </text:list-item>
        <text:list-item>
          <text:p text:style-name="P1">Servicebokare fyller i kundens namn, registernummer samt motivering</text:p>
        </text:list-item>
        <text:list-item>
          <text:p text:style-name="P1">Systemet fyller i kundens övriga uppgifter och visar kalendern med det nya serviceärendet ifyllt</text:p>
        </text:list-item>
        <text:list-item>
          <text:p text:style-name="P1">Servicebokare bekräftar att bokningen har gjorts</text:p>
        </text:list-item>
        <text:list-item>
          <text:p text:style-name="P1">Systemet uppdaterar mekanikerns schema</text:p>
        </text:list-item>
      </text:list>
      <text:h text:style-name="Heading_20_2" text:outline-level="2">Alternativt scenario.</text:h>
      <text:list xml:id="list40319395" text:style-name="L4">
        <text:list-header>
          <text:p text:style-name="P3">6a. Då kund ej finns med i kund-registret begär systemet att servicebokaren skall registrera ny kund. (se AF 1.2 för kundregistrering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0T20:32:56.71</dc:date>
    <meta:editing-duration>PT03H16M58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177" meta:character-count="1184"/>
  </office:meta>
</office:document-meta>
</file>